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text-properties fo:font-size="14pt" style:font-size-asian="14pt" style:font-size-complex="14pt" fo:language="en" fo:country="US"/>
    </style:style>
    <style:style style:name="P4" style:parent-style-name="Ingetavstånd" style:family="paragraph">
      <style:text-properties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>
      <style:text-properties fo:font-size="14pt" style:font-size-asian="14pt" style:font-size-complex="14pt" fo:language="en" fo:country="US"/>
    </style:style>
    <style:style style:name="P11" style:parent-style-name="Ingetavstånd" style:family="paragraph">
      <style:text-properties fo:font-size="14pt" style:font-size-asian="14pt" style:font-size-complex="14pt" fo:language="en" fo:country="US"/>
    </style:style>
    <style:style style:name="P12" style:parent-style-name="Ingetavstånd" style:family="paragraph">
      <style:text-properties fo:font-size="14pt" style:font-size-asian="14pt" style:font-size-complex="14pt" fo:language="en" fo:country="US"/>
    </style:style>
    <style:style style:name="P13" style:parent-style-name="Ingetavstånd" style:family="paragraph"/>
    <style:style style:name="T14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Jokyu</text:span></text:h>
      <text:p text:style-name="Normal"/>
      <text:p text:style-name="Normal"/>
      <text:list text:style-name="LFO1" text:continue-numbering="true">
        <text:list-item>
          <text:p text:style-name="P3">Standing</text:p>
        </text:list-item>
        <text:list-item>
          <text:p text:style-name="P4">Sitting seiza</text:p>
        </text:list-item>
        <text:list-item>
          <text:p text:style-name="P5">Sitting cross legged (Agura)</text:p>
        </text:list-item>
        <text:list-item>
          <text:p text:style-name="P6">Putting out one hand (Palm facing down)</text:p>
        </text:list-item>
        <text:list-item>
          <text:p text:style-name="P7">Standing with one foot forward</text:p>
        </text:list-item>
        <text:list-item>
          <text:p text:style-name="P8">Leaning backward</text:p>
        </text:list-item>
        <text:list-item>
          <text:p text:style-name="P9">Bending forward</text:p>
        </text:list-item>
        <text:list-item>
          <text:p text:style-name="P10">Standing on one foot<text:s/>and putting out one hand</text:p>
        </text:list-item>
        <text:list-item>
          <text:p text:style-name="P11">Standing up and sitting down in seiza</text:p>
        </text:list-item>
        <text:list-item>
          <text:p text:style-name="P12">Breathing exercise standing (Kokyuho)</text:p>
        </text:list-item>
        <text:list-item>
          <text:p text:style-name="P13"><text:span text:style-name="T14">Kenkotaiso (Health exercise) – Examinee must keep timing and rhythm with examiners coun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27:00Z</meta:creation-date>
    <dc:date>2011-12-04T08:22:00Z</dc:date>
    <meta:template xlink:href="Normal" xlink:type="simple"/>
    <meta:editing-cycles>4</meta:editing-cycles>
    <meta:editing-duration>PT60S</meta:editing-duration>
    <meta:document-statistic meta:page-count="1" meta:paragraph-count="1" meta:word-count="59" meta:character-count="374" meta:row-count="2" meta:non-whitespace-character-count="316"/>
  </office:meta>
</office:document-meta>
</file>